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3902in"/>
    </style:style>
    <style:style style:name="co5" style:family="table-column">
      <style:table-column-properties fo:break-before="auto" style:column-width="0.4654in"/>
    </style:style>
    <style:style style:name="co6" style:family="table-column">
      <style:table-column-properties fo:break-before="auto" style:column-width="0.4335in"/>
    </style:style>
    <style:style style:name="co7" style:family="table-column">
      <style:table-column-properties fo:break-before="auto" style:column-width="0.3575in"/>
    </style:style>
    <style:style style:name="co8" style:family="table-column">
      <style:table-column-properties fo:break-before="auto" style:column-width="0.3146in"/>
    </style:style>
    <style:style style:name="co9" style:family="table-column">
      <style:table-column-properties fo:break-before="auto" style:column-width="0.3547in"/>
    </style:style>
    <style:style style:name="co10" style:family="table-column">
      <style:table-column-properties fo:break-before="auto" style:column-width="0.9173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1.455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Group</text:p>
          </table:table-cell>
          <table:table-cell office:value-type="string">
            <text:p>Grade</text:p>
          </table:table-cell>
          <table:table-cell office:value-type="string">
            <text:p>2.1a</text:p>
          </table:table-cell>
          <table:table-cell office:value-type="string">
            <text:p>2.1b</text:p>
          </table:table-cell>
          <table:table-cell office:value-type="string">
            <text:p>q2.1c</text:p>
          </table:table-cell>
          <table:table-cell office:value-type="string">
            <text:p>q2.1d</text:p>
          </table:table-cell>
          <table:table-cell office:value-type="string">
            <text:p>q2.1e</text:p>
          </table:table-cell>
          <table:table-cell office:value-type="string">
            <text:p>q2.1f</text:p>
          </table:table-cell>
          <table:table-cell office:value-type="string">
            <text:p>q2.2a</text:p>
          </table:table-cell>
          <table:table-cell office:value-type="string">
            <text:p>q2.2b</text:p>
          </table:table-cell>
          <table:table-cell office:value-type="string">
            <text:p>q2.2c</text:p>
          </table:table-cell>
          <table:table-cell office:value-type="string">
            <text:p>q2.2d</text:p>
          </table:table-cell>
          <table:table-cell office:value-type="string">
            <text:p>q2.2e</text:p>
          </table:table-cell>
          <table:table-cell office:value-type="string">
            <text:p>q2.2f</text:p>
          </table:table-cell>
          <table:table-cell office:value-type="string">
            <text:p>q2.3</text:p>
          </table:table-cell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5.1">
            <text:p>5.1</text:p>
          </table:table-cell>
          <table:table-cell office:value-type="float" office:value="5.2">
            <text:p>5.2</text:p>
          </table:table-cell>
          <table:table-cell office:value-type="float" office:value="5.3">
            <text:p>5.3</text:p>
          </table:table-cell>
          <table:table-cell office:value-type="float" office:value="5.4">
            <text:p>5.4</text:p>
          </table:table-cell>
          <table:table-cell office:value-type="float" office:value="5.5">
            <text:p>5.5</text:p>
          </table:table-cell>
          <table:table-cell office:value-type="float" office:value="6.1">
            <text:p>6.1</text:p>
          </table:table-cell>
          <table:table-cell office:value-type="float" office:value="6.2">
            <text:p>6.2</text:p>
          </table:table-cell>
        </table:table-row>
        <table:table-row table:style-name="ro2">
          <table:table-cell/>
          <table:table-cell office:value-type="string">
            <text:p>Q</text:p>
          </table:table-cell>
          <table:table-cell table:number-columns-repeated="7"/>
          <table:table-cell office:value-type="string">
            <text:p>ch0</text:p>
          </table:table-cell>
          <table:table-cell office:value-type="string">
            <text:p>ch1</text:p>
          </table:table-cell>
          <table:table-cell office:value-type="string">
            <text:p>ch + unCh</text:p>
          </table:table-cell>
          <table:table-cell office:value-type="string">
            <text:p>suc</text:p>
          </table:table-cell>
          <table:table-cell office:value-type="string">
            <text:p>add</text:p>
          </table:table-cell>
          <table:table-cell office:value-type="string">
            <text:p>mul</text:p>
          </table:table-cell>
          <table:table-cell office:value-type="string">
            <text:p>lisp</text:p>
          </table:table-cell>
          <table:table-cell office:value-type="string">
            <text:p>sec3</text:p>
          </table:table-cell>
          <table:table-cell office:value-type="string">
            <text:p>sec4 (numerics)</text:p>
          </table:table-cell>
          <table:table-cell/>
          <table:table-cell office:value-type="string">
            <text:p>digit</text:p>
          </table:table-cell>
          <table:table-cell office:value-type="string">
            <text:p>s-</text:p>
          </table:table-cell>
          <table:table-cell office:value-type="string">
            <text:p>.+.+.</text:p>
          </table:table-cell>
          <table:table-cell office:value-type="string">
            <text:p>whit</text:p>
          </table:table-cell>
          <table:table-cell office:value-type="string">
            <text:p>many'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X</text:p>
          </table:table-cell>
          <table:table-cell table:formula="oooc:=SUM([.D3:.Z3])" office:value-type="float" office:value="100">
            <text:p>10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Notes</text:p>
          </table:table-cell>
          <table:table-cell table:formula="oooc:=SUM([.D4:.Z4])" office:value-type="float" office:value="0">
            <text:p>0</text:p>
          </table:table-cell>
          <table:table-cell table:number-columns-repeated="15"/>
          <table:table-cell office:value-type="string">
            <text:p>not recursive: -10</text:p>
          </table:table-cell>
          <table:table-cell table:number-columns-repeated="6"/>
          <table:table-cell office:value-type="string">
            <text:p>does not pass QC: -8</text:p>
          </table:table-cell>
        </table:table-row>
        <table:table-row table:style-name="ro1" table:visibility="collapse">
          <table:table-cell/>
          <table:table-cell office:value-type="float" office:value="45">
            <text:p>45</text:p>
          </table:table-cell>
          <table:table-cell table:formula="oooc:=SUM([.D5:.Z5])"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 table:visibility="collapse">
          <table:table-cell/>
          <table:table-cell office:value-type="float" office:value="18">
            <text:p>18</text:p>
          </table:table-cell>
          <table:table-cell table:formula="oooc:=SUM([.D6:.Z6])" office:value-type="float" office:value="52">
            <text:p>5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visibility="collapse">
          <table:table-cell/>
          <table:table-cell office:value-type="float" office:value="71">
            <text:p>71</text:p>
          </table:table-cell>
          <table:table-cell table:formula="oooc:=SUM([.D7:.Z7])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 table:visibility="collapse">
          <table:table-cell/>
          <table:table-cell office:value-type="float" office:value="43">
            <text:p>43</text:p>
          </table:table-cell>
          <table:table-cell table:formula="oooc:=SUM([.D8:.Z8])" office:value-type="float" office:value="99">
            <text:p>99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 table:visibility="collapse">
          <table:table-cell/>
          <table:table-cell office:value-type="float" office:value="93">
            <text:p>93</text:p>
          </table:table-cell>
          <table:table-cell table:formula="oooc:=SUM([.D9:.Z9])"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visibility="collapse">
          <table:table-cell/>
          <table:table-cell office:value-type="float" office:value="74">
            <text:p>74</text:p>
          </table:table-cell>
          <table:table-cell table:formula="oooc:=SUM([.D10:.Z10])"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 table:visibility="collapse">
          <table:table-cell office:value-type="string">
            <text:p>very good Q1</text:p>
          </table:table-cell>
          <table:table-cell office:value-type="float" office:value="99">
            <text:p>99</text:p>
          </table:table-cell>
          <table:table-cell table:formula="oooc:=SUM([.D11:.Z11])" office:value-type="float" office:value="64">
            <text:p>64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visibility="collapse">
          <table:table-cell/>
          <table:table-cell office:value-type="float" office:value="100">
            <text:p>100</text:p>
          </table:table-cell>
          <table:table-cell table:formula="oooc:=SUM([.D12:.Z12])" office:value-type="float" office:value="59">
            <text:p>59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 table:visibility="collapse">
          <table:table-cell/>
          <table:table-cell office:value-type="float" office:value="30">
            <text:p>30</text:p>
          </table:table-cell>
          <table:table-cell table:formula="oooc:=SUM([.D13:.Z13])"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 table:visibility="collapse">
          <table:table-cell/>
          <table:table-cell office:value-type="float" office:value="49">
            <text:p>49</text:p>
          </table:table-cell>
          <table:table-cell table:formula="oooc:=SUM([.D14:.Z14])" office:value-type="float" office:value="67">
            <text:p>67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 table:visibility="collapse">
          <table:table-cell/>
          <table:table-cell office:value-type="float" office:value="86">
            <text:p>86</text:p>
          </table:table-cell>
          <table:table-cell table:formula="oooc:=SUM([.D15:.Z15])" office:value-type="float" office:value="63">
            <text:p>63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 table:visibility="collapse">
          <table:table-cell/>
          <table:table-cell office:value-type="float" office:value="4">
            <text:p>4</text:p>
          </table:table-cell>
          <table:table-cell table:formula="oooc:=SUM([.D16:.Z16])" office:value-type="float" office:value="80">
            <text:p>8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 table:visibility="collapse">
          <table:table-cell/>
          <table:table-cell office:value-type="float" office:value="102">
            <text:p>102</text:p>
          </table:table-cell>
          <table:table-cell table:formula="oooc:=SUM([.D17:.Z17])" office:value-type="float" office:value="59">
            <text:p>59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1" table:visibility="collapse">
          <table:table-cell/>
          <table:table-cell office:value-type="float" office:value="35">
            <text:p>35</text:p>
          </table:table-cell>
          <table:table-cell table:formula="oooc:=SUM([.D18:.Z18])" office:value-type="float" office:value="72">
            <text:p>72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 table:visibility="collapse">
          <table:table-cell/>
          <table:table-cell office:value-type="float" office:value="56">
            <text:p>56</text:p>
          </table:table-cell>
          <table:table-cell table:formula="oooc:=SUM([.D19:.Z19])"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table:number-columns-repeated="9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 table:visibility="collapse">
          <table:table-cell/>
          <table:table-cell office:value-type="float" office:value="97">
            <text:p>97</text:p>
          </table:table-cell>
          <table:table-cell table:formula="oooc:=SUM([.D20:.Z20])" office:value-type="float" office:value="33">
            <text:p>33</text:p>
          </table:table-cell>
          <table:table-cell table:number-columns-repeated="6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1" table:visibility="collapse">
          <table:table-cell/>
          <table:table-cell office:value-type="float" office:value="58">
            <text:p>58</text:p>
          </table:table-cell>
          <table:table-cell table:formula="oooc:=SUM([.D21:.Z21])" office:value-type="float" office:value="40">
            <text:p>4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7"/>
        </table:table-row>
        <table:table-row table:style-name="ro1" table:visibility="collapse">
          <table:table-cell/>
          <table:table-cell office:value-type="float" office:value="21">
            <text:p>21</text:p>
          </table:table-cell>
          <table:table-cell table:formula="oooc:=SUM([.D22:.Z22])" office:value-type="float" office:value="71">
            <text:p>71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visibility="collapse">
          <table:table-cell/>
          <table:table-cell office:value-type="float" office:value="62">
            <text:p>62</text:p>
          </table:table-cell>
          <table:table-cell table:formula="oooc:=SUM([.D23:.Z23])" office:value-type="float" office:value="59">
            <text:p>59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float" office:value="3">
            <text:p>3</text:p>
          </table:table-cell>
          <table:table-cell/>
        </table:table-row>
        <table:table-row table:style-name="ro1" table:visibility="collapse">
          <table:table-cell/>
          <table:table-cell office:value-type="float" office:value="92">
            <text:p>92</text:p>
          </table:table-cell>
          <table:table-cell table:formula="oooc:=SUM([.D24:.Z24])" office:value-type="float" office:value="59">
            <text:p>59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float" office:value="2">
            <text:p>2</text:p>
          </table:table-cell>
          <table:table-cell/>
        </table:table-row>
        <table:table-row table:style-name="ro1" table:visibility="collapse">
          <table:table-cell/>
          <table:table-cell office:value-type="float" office:value="29">
            <text:p>29</text:p>
          </table:table-cell>
          <table:table-cell table:formula="oooc:=SUM([.D25:.Z25])" office:value-type="float" office:value="78">
            <text:p>78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 table:visibility="collapse">
          <table:table-cell/>
          <table:table-cell office:value-type="float" office:value="60">
            <text:p>60</text:p>
          </table:table-cell>
          <table:table-cell table:formula="oooc:=SUM([.D26:.Z26])"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 table:visibility="collapse">
          <table:table-cell/>
          <table:table-cell office:value-type="float" office:value="72">
            <text:p>72</text:p>
          </table:table-cell>
          <table:table-cell table:formula="oooc:=SUM([.D27:.Z27])" office:value-type="float" office:value="63">
            <text:p>63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SUM([.D28:.Z28])" office:value-type="float" office:value="74">
            <text:p>7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SUM([.D29:.Z29])"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cheat?</text:p>
          </table:table-cell>
          <table:table-cell office:value-type="float" office:value="7">
            <text:p>7</text:p>
          </table:table-cell>
          <table:table-cell table:formula="oooc:=SUM([.D30:.Z30])"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heat?</text:p>
          </table:table-cell>
          <table:table-cell office:value-type="float" office:value="13">
            <text:p>13</text:p>
          </table:table-cell>
          <table:table-cell table:formula="oooc:=SUM([.D31:.Z31])" office:value-type="float" office:value="54">
            <text:p>54</text:p>
          </table:table-cell>
          <table:table-cell table:number-columns-repeated="6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ooc:=SUM([.D32:.Z32])"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cheat?</text:p>
          </table:table-cell>
          <table:table-cell/>
          <table:table-cell table:formula="oooc:=SUM([.D33:.Z33])" office:value-type="float" office:value="66">
            <text:p>66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cheat?</text:p>
          </table:table-cell>
          <table:table-cell office:value-type="float" office:value="112">
            <text:p>112</text:p>
          </table:table-cell>
          <table:table-cell table:formula="oooc:=SUM([.D34:.Z34])" office:value-type="float" office:value="50">
            <text:p>50</text:p>
          </table:table-cell>
          <table:table-cell table:number-columns-repeated="6"/>
          <table:table-cell table:number-columns-repeated="6" office:value-type="float" office:value="2">
            <text:p>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cheat?</text:p>
          </table:table-cell>
          <table:table-cell office:value-type="float" office:value="2">
            <text:p>2</text:p>
          </table:table-cell>
          <table:table-cell table:formula="oooc:=SUM([.D35:.Z35])"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ooc:=SUM([.D36:.Z36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37:.Z37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38:.Z38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39:.Z39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0:.Z40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1:.Z41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2:.Z42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3:.Z43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4:.Z44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5:.Z45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6:.Z46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7:.Z47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8:.Z48]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ooc:=SUM([.D49:.Z49])" office:value-type="float" office:value="0">
            <text:p>0</text:p>
          </table:table-cell>
          <table:table-cell table:number-columns-repeated="23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0">12/10/2007</text:date>, <text:time>11:5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Jean-Philippe Bernardy</meta:initial-creator>
    <meta:creation-date>2007-11-23T10:48:23</meta:creation-date>
    <dc:creator>Jean-Philippe Bernardy</dc:creator>
    <dc:date>2007-12-10T11:54:33</dc:date>
    <meta:editing-cycles>6</meta:editing-cycles>
    <meta:editing-duration>P9DT1H13M20S</meta:editing-duration>
    <meta:user-defined meta:name="Info 1"/>
    <meta:user-defined meta:name="Info 2"/>
    <meta:user-defined meta:name="Info 3"/>
    <meta:user-defined meta:name="Info 4"/>
    <meta:document-statistic meta:table-count="3" meta:cell-count="740"/>
  </office:meta>
</office:document-meta>
</file>